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4200000416A5EE814C7900791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width="17cm" svg:height="9.569cm" draw:z-index="0"><draw:image xlink:href="Pictures/100000010000074200000416A5EE814C79007914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5T14:40:13.626853083</meta:creation-date>
    <dc:date>2023-10-25T14:40:55.895016557</dc:date>
    <meta:editing-duration>PT42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7.3.7.2$Linux_X86_64 LibreOffice_project/30$Build-2</meta:generator>
  </office:meta>
</office:document-meta>
</file>